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2" style:family="paragraph" style:parent-style-name="Heading_20_3">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text-align="center" style:justify-single-word="false"/>
      <style:text-properties style:font-name="Times New Roman" fo:font-size="12pt" fo:font-weight="normal" officeooo:rsid="0024295d" officeooo:paragraph-rsid="0024295d" style:font-size-asian="12pt" style:font-weight-asian="normal" style:font-size-complex="12pt" style:font-weight-complex="normal"/>
    </style:style>
    <style:style style:name="P4" style:family="paragraph" style:parent-style-name="Heading_20_2">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list-style-name="L1"/>
    <style:style style:name="P7" style:family="paragraph" style:parent-style-name="Heading_20_3">
      <style:text-properties style:font-name="Times New Roman" fo:font-size="12pt" style:font-size-asian="12pt" style:font-size-complex="12pt"/>
    </style:style>
    <style:style style:name="P8" style:family="paragraph" style:parent-style-name="Text_20_body" style:list-style-name="L2"/>
    <style:style style:name="P9" style:family="paragraph" style:parent-style-name="Text_20_body" style:list-style-name="L2">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2">
      <style:text-properties style:font-name="Times New Roman" fo:font-size="12pt" style:font-size-asian="12pt" style:font-size-complex="12pt"/>
    </style:style>
    <style:style style:name="P11" style:family="paragraph" style:parent-style-name="Text_20_body" style:list-style-name="L3"/>
    <style:style style:name="P12" style:family="paragraph" style:parent-style-name="Text_20_body" style:list-style-name="L3">
      <style:text-properties officeooo:paragraph-rsid="0025f4b7"/>
    </style:style>
    <style:style style:name="P13" style:family="paragraph" style:parent-style-name="Text_20_body" style:list-style-name="L3">
      <style:text-properties style:font-name="Times New Roman" fo:font-size="12pt" fo:font-weight="normal" style:font-size-asian="12pt" style:font-weight-asian="normal" style:font-size-complex="12pt" style:font-weight-complex="normal"/>
    </style:style>
    <style:style style:name="P14" style:family="paragraph" style:parent-style-name="Heading_20_3">
      <style:text-properties style:font-name="Times New Roman" fo:font-size="12pt" fo:font-weight="bold" style:font-size-asian="12pt" style:font-weight-asian="bold" style:font-size-complex="12pt" style:font-weight-complex="bold"/>
    </style:style>
    <style:style style:name="P15" style:family="paragraph" style:parent-style-name="Text_20_body" style:list-style-name="L4"/>
    <style:style style:name="P16" style:family="paragraph" style:parent-style-name="Text_20_body" style:list-style-name="L4">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list-style-name="L4">
      <style:text-properties style:font-name="Times New Roman" fo:font-size="12pt" style:font-size-asian="12pt" style:font-size-complex="12pt"/>
    </style:style>
    <style:style style:name="P18" style:family="paragraph" style:parent-style-name="Text_20_body" style:list-style-name="L5"/>
    <style:style style:name="P19" style:family="paragraph" style:parent-style-name="Text_20_body" style:list-style-name="L5">
      <style:text-properties style:font-name="Times New Roman" fo:font-size="12pt" style:font-size-asian="12pt" style:font-size-complex="12pt"/>
    </style:style>
    <style:style style:name="P20" style:family="paragraph" style:parent-style-name="Text_20_body" style:list-style-name="L5">
      <style:text-properties officeooo:rsid="0024837a" officeooo:paragraph-rsid="0024837a"/>
    </style:style>
    <style:style style:name="P21" style:family="paragraph" style:parent-style-name="Text_20_body" style:list-style-name="L5">
      <style:text-properties officeooo:paragraph-rsid="0024837a"/>
    </style:style>
    <style:style style:name="P22" style:family="paragraph" style:parent-style-name="Text_20_body" style:list-style-name="L6">
      <style:text-properties officeooo:paragraph-rsid="0026c541"/>
    </style:style>
    <style:style style:name="P23" style:family="paragraph" style:parent-style-name="Text_20_body" style:list-style-name="L7">
      <style:text-properties officeooo:paragraph-rsid="0024837a"/>
    </style:style>
    <style:style style:name="P24" style:family="paragraph" style:parent-style-name="Text_20_body" style:list-style-name="L5">
      <style:text-properties officeooo:paragraph-rsid="00251366"/>
    </style:style>
    <style:style style:name="P25" style:family="paragraph" style:parent-style-name="Text_20_body" style:list-style-name="L5">
      <style:text-properties style:font-name="Times New Roman" fo:font-size="12pt" officeooo:paragraph-rsid="00251366" style:font-size-asian="12pt" style:font-size-complex="12pt"/>
    </style:style>
    <style:style style:name="T1" style:family="text">
      <style:text-properties officeooo:rsid="002253a8"/>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style:font-size-asian="12pt" style:font-size-complex="12pt"/>
    </style:style>
    <style:style style:name="T4" style:family="text">
      <style:text-properties officeooo:rsid="0024837a"/>
    </style:style>
    <style:style style:name="T5" style:family="text">
      <style:text-properties style:font-name="Times New Roman" fo:font-size="12pt" fo:font-weight="normal" officeooo:rsid="0026c541" style:font-size-asian="12pt" style:font-weight-asian="normal" style:font-size-complex="12pt" style:font-weight-complex="normal"/>
    </style:style>
    <style:style style:name="T6" style:family="text">
      <style:text-properties officeooo:rsid="0025f4b7"/>
    </style:style>
    <style:style style:name="T7" style:family="text">
      <style:text-properties fo:font-weight="normal" style:font-weight-asian="normal" style:font-weight-complex="normal"/>
    </style:style>
    <style:style style:name="T8" style:family="text">
      <style:text-properties style:font-name="Times New Roman" fo:font-size="12pt" officeooo:rsid="00251366" style:font-size-asian="12pt" style:font-size-complex="12pt"/>
    </style:style>
    <style:style style:name="T9" style:family="text">
      <style:text-properties style:font-name="Times New Roman" fo:font-size="12pt" officeooo:rsid="0024837a" style:font-size-asian="12pt" style:font-size-complex="12pt"/>
    </style:style>
    <style:style style:name="T10" style:family="text">
      <style:text-properties style:font-name="Times New Roman" fo:font-size="12pt" fo:font-weight="normal" officeooo:rsid="0024837a"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forme Técnico: Predicción del Éxito de Atracciones Turísticas</text:h>
      <text:h text:style-name="P2" text:outline-level="3">Práctica del Módulo de Deep Learning – KeepCoding</text:h>
      <text:p text:style-name="P3"/>
      <text:h text:style-name="P4" text:outline-level="2">1. Objetiv<text:span text:style-name="T1">o</text:span></text:h>
      <text:p text:style-name="P5">El objetivo de este proyecto fue desarrollar un modelo de deep learning capaz de predecir el nivel de engagement potencial de diferentes puntos de interés (POIs) turísticos. Este modelo combina tanto información visual, obtenida de las imágenes de los POIs, como metadatos asociados.</text:p>
      <text:p text:style-name="P5">La predicción de engagement es una tarea clave para identificar patrones visuales y contextuales que correlacionan con interacciones más altas, optimizando así la selección y priorización de contenido en plataformas turísticas.</text:p>
      <text:h text:style-name="P4" text:outline-level="2">2. Descripción del Dataset</text:h>
      <text:p text:style-name="P5">El dataset utilizado contiene información relevante sobre puntos de interés turísticos, incluyendo:</text:p>
      <text:list text:style-name="L1">
        <text:list-item>
          <text:p text:style-name="P6"><text:span text:style-name="Strong_20_Emphasis"><text:span text:style-name="T2">Imágenes principales</text:span></text:span><text:span text:style-name="T2"> de los POIs organizadas por identificadores únicos.</text:span></text:p>
        </text:list-item>
        <text:list-item>
          <text:p text:style-name="P6"><text:span text:style-name="Strong_20_Emphasis"><text:span text:style-name="T2">Metadatos estructurados</text:span></text:span><text:span text:style-name="T2">, como ubicación geográfica, categoría, nivel de importancia (tier) y visitas.</text:span></text:p>
        </text:list-item>
        <text:list-item>
          <text:p text:style-name="P6"><text:span text:style-name="Strong_20_Emphasis"><text:span text:style-name="T2">Métricas de engagement</text:span></text:span><text:span text:style-name="T2">,</text:span><text:span text:style-name="T3"> como likes, dislikes y bookmarks.</text:span></text:p>
        </text:list-item>
      </text:list>
      <text:p text:style-name="P5">El dataset fue proporcionado en formato ZIP <text:span text:style-name="T4">para las imágenes</text:span>, <text:span text:style-name="T4">y un archivo CSV para los metadatos.</text:span></text:p>
      <text:h text:style-name="P4" text:outline-level="2">3. Metodología</text:h>
      <text:h text:style-name="P7" text:outline-level="3">3.1 Preparación y Análisis de Datos </text:h>
      <text:list text:style-name="L2">
        <text:list-item>
          <text:p text:style-name="P8"><text:span text:style-name="Strong_20_Emphasis"><text:span text:style-name="T2">Análisis Exploratorio</text:span></text:span><text:span text:style-name="T2">:</text:span></text:p>
          <text:list>
            <text:list-item>
              <text:p text:style-name="P8"><text:span text:style-name="T2">Se exploraron las distribuciones de las variables principales, identificando desequilibrios en las clases de engagement.</text:span><text:span text:style-name="T5">Esto justifica el uso de </text:span>WeightedRandomSampler en el entrenamiento para manejar este desbalance.</text:p>
            </text:list-item>
          </text:list>
        </text:list-item>
        <text:list-item>
          <text:p text:style-name="P8"><text:span text:style-name="Strong_20_Emphasis"><text:span text:style-name="T2">Preprocesamiento</text:span></text:span><text:span text:style-name="T2">:</text:span></text:p>
          <text:list>
            <text:list-item>
              <text:p text:style-name="P9">Las imágenes fueron redimensionadas a 224x224 píxeles y normalizadas.</text:p>
            </text:list-item>
            <text:list-item>
              <text:p text:style-name="P9">Los datos faltantes se manejaron generando imágenes negras para evitar interrupciones durante el entrenamiento.</text:p>
            </text:list-item>
            <text:list-item>
              <text:p text:style-name="P8"><text:span text:style-name="T2">Los metadatos numéricos, como </text:span><text:span text:style-name="Source_20_Text"><text:span text:style-name="T2">locationLat</text:span></text:span><text:span text:style-name="T2"> y </text:span><text:span text:style-name="Source_20_Text"><text:span text:style-name="T2">locationLon</text:span></text:span><text:span text:style-name="T2">, fueron escalados utilizando </text:span><text:span text:style-name="Source_20_Text"><text:span text:style-name="T2">StandardScaler</text:span></text:span><text:span text:style-name="T2">.</text:span></text:p>
            </text:list-item>
          </text:list>
        </text:list-item>
        <text:list-item>
          <text:p text:style-name="P8"><text:span text:style-name="Strong_20_Emphasis"><text:span text:style-name="T2">Creación de Etiquetas</text:span></text:span><text:span text:style-name="T2">:</text:span></text:p>
          <text:list>
            <text:list-item>
              <text:p text:style-name="P9">La métrica de engagement se binarizó basándose en la proporción de likes sobre visitas (<text:span text:style-name="T6">ubral </text:span>&gt; 0.1).</text:p>
            </text:list-item>
          </text:list>
        </text:list-item>
        <text:list-item>
          <text:p text:style-name="P8"><text:soft-page-break/><text:span text:style-name="Strong_20_Emphasis"><text:span text:style-name="T2">División del Dataset</text:span></text:span><text:span text:style-name="T2">:</text:span></text:p>
          <text:list>
            <text:list-item>
              <text:p text:style-name="P10">Se realizó una división en train (60%), validation (20%) y test (20%), manteniendo un equilibrio en las clases.</text:p>
            </text:list-item>
            <text:list-item>
              <text:p text:style-name="P10">Se implementó una clase POIDataset personalizada para manejar tanto imágenes como metadatos. </text:p>
            </text:list-item>
          </text:list>
        </text:list-item>
      </text:list>
      <text:h text:style-name="P7" text:outline-level="3">3.2 Arquitectura del Modelo </text:h>
      <text:list text:style-name="L3">
        <text:list-item>
          <text:p text:style-name="P11"><text:span text:style-name="Strong_20_Emphasis"><text:span text:style-name="T2">Modelo Híbrido</text:span></text:span><text:span text:style-name="T2">:</text:span></text:p>
          <text:list>
            <text:list-item>
              <text:p text:style-name="P12"><text:span text:style-name="T2">Se desarrolló un modelo que combina EfficientNet-B0 y ResNet18 pre-entrenados para procesar las imágenes. </text:span></text:p>
            </text:list-item>
            <text:list-item>
              <text:p text:style-name="P12">Una red fully connected para procesar los metadatos. </text:p>
            </text:list-item>
          </text:list>
        </text:list-item>
        <text:list-item>
          <text:p text:style-name="P11"><text:span text:style-name="Strong_20_Emphasis"><text:span text:style-name="T2">Estrategias Arquitectónicas</text:span></text:span><text:span text:style-name="T2">:</text:span></text:p>
          <text:list>
            <text:list-item>
              <text:p text:style-name="P13">Se congelaron las capas iniciales de las redes preentrenadas para aprovechar sus representaciones generalizadas y entrenar sólo las capas finales.</text:p>
            </text:list-item>
            <text:list-item>
              <text:p text:style-name="P13">Las salidas de EfficientNet y ResNet se concatenaron con los metadatos procesados antes de pasar por las capas finales del clasificador.</text:p>
            </text:list-item>
            <text:list-item>
              <text:p text:style-name="P13">Se utilizó una capa final de Sigmoid para la clasificación binaria. </text:p>
            </text:list-item>
          </text:list>
        </text:list-item>
        <text:list-item>
          <text:p text:style-name="P11"><text:span text:style-name="Strong_20_Emphasis"><text:span text:style-name="T2">Justificación</text:span></text:span><text:span text:style-name="T2">:</text:span></text:p>
          <text:list>
            <text:list-item>
              <text:p text:style-name="P13">La combinación de arquitecturas preentrenadas permitió capturar diferentes niveles de representación visual, mientras que las capas fully connected integraron información contextual clave.</text:p>
            </text:list-item>
          </text:list>
        </text:list-item>
      </text:list>
      <text:h text:style-name="P14" text:outline-level="3">3.3 Entrenamiento y Optimización </text:h>
      <text:list text:style-name="L4">
        <text:list-item>
          <text:p text:style-name="P15"><text:span text:style-name="Strong_20_Emphasis"><text:span text:style-name="T2">Pipeline de Entrenamiento</text:span></text:span><text:span text:style-name="T2">:</text:span></text:p>
          <text:list>
            <text:list-item>
              <text:p text:style-name="P16">Se utilizó el optimizador Adam con un aprendizaje dinámico, ajustado mediante la optimización de hiperparámetros.</text:p>
            </text:list-item>
            <text:list-item>
              <text:p text:style-name="P16">Se implementaron early stopping y dropout para mitigar el overfitting.</text:p>
            </text:list-item>
            <text:list-item>
              <text:p text:style-name="P16">Uso de WeightedRandomSampler para manejar el desbalance de clases. </text:p>
            </text:list-item>
          </text:list>
        </text:list-item>
        <text:list-item>
          <text:p text:style-name="P15"><text:span text:style-name="Strong_20_Emphasis"><text:span text:style-name="T2">Optimización de Hiperparámetros</text:span></text:span><text:span text:style-name="T2">:</text:span></text:p>
          <text:list>
            <text:list-item>
              <text:p text:style-name="P16">Utilizando Optuna, se determinaron los valores óptimos de <text:span text:style-name="T6">learning rate</text:span>, dropout, weight decay, tamaño de batch, <text:span text:style-name="T6">numero de epochs</text:span>.</text:p>
            </text:list-item>
          </text:list>
        </text:list-item>
        <text:list-item>
          <text:p text:style-name="P15"><text:span text:style-name="Strong_20_Emphasis"><text:span text:style-name="T2">Técnicas Anti-Overfitting</text:span></text:span><text:span text:style-name="T2">:</text:span></text:p>
          <text:list>
            <text:list-item>
              <text:p text:style-name="P16">Dropout: Aplicado en las capas fully connected.</text:p>
            </text:list-item>
            <text:list-item>
              <text:p text:style-name="P17"><text:span text:style-name="T7">Early Stopping: Implementado con una paciencia de 5 épocas</text:span>.</text:p>
              <text:p text:style-name="P17"/>
            </text:list-item>
          </text:list>
        </text:list-item>
      </text:list>
      <text:h text:style-name="P7" text:outline-level="3"><text:soft-page-break/>3.4 Evaluación y Análisis </text:h>
      <text:list xml:id="list4118401263" text:style-name="L5">
        <text:list-item>
          <text:p text:style-name="P18"><text:span text:style-name="Strong_20_Emphasis"><text:span text:style-name="T3">Evaluación</text:span></text:span><text:span text:style-name="T3">:</text:span></text:p>
          <text:list>
            <text:list-item>
              <text:p text:style-name="P19">Se calcularon métricas como Accuracy, F1-score, Precision y Recall en el conjunto de prueba.</text:p>
            </text:list-item>
          </text:list>
        </text:list-item>
        <text:list-item>
          <text:p text:style-name="P18"><text:span text:style-name="Strong_20_Emphasis"><text:span text:style-name="T3">Análisis de Errores</text:span></text:span><text:span text:style-name="T3">:</text:span></text:p>
          <text:list>
            <text:list-item>
              <text:p text:style-name="P19">Se identificó un sesgo hacia la clase mayoritaria debido al desbalance de datos, ajustado mediante WeightedRandomSampler.</text:p>
            </text:list-item>
          </text:list>
        </text:list-item>
        <text:list-item>
          <text:p text:style-name="P18"><text:span text:style-name="Strong_20_Emphasis"><text:span text:style-name="T3">Resultados</text:span></text:span><text:span text:style-name="T3">: </text:span></text:p>
          <text:p text:style-name="P20"><text:span text:style-name="T3">El mejor modelo logró un accuracy de prueba de aproximadamente 61%, con un F1-score de 0,60. Aunque estos resultados </text:span><text:span text:style-name="T8">no </text:span><text:span text:style-name="T3">son prometedores, hay margen de mejora. </text:span></text:p>
          <text:list>
            <text:list-item>
              <text:p text:style-name="P18"><text:span text:style-name="Strong_20_Emphasis"><text:span text:style-name="T2">Accuracy</text:span></text:span><text:span text:style-name="T2">: 61%</text:span></text:p>
            </text:list-item>
            <text:list-item>
              <text:p text:style-name="P18"><text:span text:style-name="Strong_20_Emphasis"><text:span text:style-name="T2">F1-score</text:span></text:span><text:span text:style-name="T2">: 0.60</text:span></text:p>
            </text:list-item>
            <text:list-item>
              <text:p text:style-name="P18"><text:span text:style-name="Strong_20_Emphasis"><text:span text:style-name="T2">Precision</text:span></text:span><text:span text:style-name="T2">: 0.73</text:span></text:p>
            </text:list-item>
            <text:list-item>
              <text:p text:style-name="P18"><text:span text:style-name="Strong_20_Emphasis"><text:span text:style-name="T2">Recall</text:span></text:span><text:span text:style-name="T2">: </text:span><text:span text:style-name="T3">0.45</text:span></text:p>
            </text:list-item>
          </text:list>
        </text:list-item>
        <text:list-item>
          <text:p text:style-name="P21"><text:span text:style-name="Strong_20_Emphasis"><text:span text:style-name="T9">Desafíos:</text:span></text:span></text:p>
        </text:list-item>
      </text:list>
      <text:list text:style-name="L6">
        <text:list-item>
          <text:list>
            <text:list-item>
              <text:p text:style-name="P22"><text:span text:style-name="Strong_20_Emphasis"><text:span text:style-name="T10">Complejidad del problema: La variabilidad en los datos y la naturaleza multimodal del problema (imágenes + metadatos) justific</text:span></text:span><text:span text:style-name="Strong_20_Emphasis"><text:span text:style-name="T5">ó</text:span></text:span><text:span text:style-name="Strong_20_Emphasis"><text:span text:style-name="T10"> el uso de un modelo híbrido que combina</text:span></text:span><text:span text:style-name="Strong_20_Emphasis"><text:span text:style-name="T5">ra</text:span></text:span><text:span text:style-name="Strong_20_Emphasis"><text:span text:style-name="T10"> redes neuronales convolucionales (EfficientNet y ResNet) para procesar imágenes con capas fully connected para metadatos. </text:span></text:span></text:p>
            </text:list-item>
          </text:list>
        </text:list-item>
      </text:list>
      <text:list text:style-name="L7">
        <text:list-item>
          <text:list>
            <text:list-item>
              <text:p text:style-name="P23"><text:span text:style-name="T2">Balancear la contribución de las características de imagen y metadatos fue complicado. Experimenté con diferentes tamaños de capas intermedias antes de encontrar una configuración óptima.</text:span></text:p>
            </text:list-item>
            <text:list-item>
              <text:p text:style-name="P23"><text:span text:style-name="T2">El modelo mostraba signos de overfitting en las primeras iteraciones. Ajusté el dropout y el weight decay para mitigar este problema.</text:span></text:p>
            </text:list-item>
            <text:list-item>
              <text:p text:style-name="P23"><text:span text:style-name="T2">A pesar de los esfuerzos de balanceo de clases, el modelo tendía a favorecer una clase sobre otra. Esto requirió ajustes adicionales en la función de pérdida y en la estrategia de muestreo.</text:span></text:p>
              <text:p text:style-name="P23"><text:span text:style-name="Strong_20_Emphasis"><text:span text:style-name="T9"/></text:span></text:p>
            </text:list-item>
          </text:list>
        </text:list-item>
      </text:list>
      <text:list text:continue-list="list4118401263" text:style-name="L5">
        <text:list-item>
          <text:p text:style-name="P24"><text:span text:style-name="Strong_20_Emphasis"><text:span text:style-name="T3">P</text:span></text:span><text:span text:style-name="Strong_20_Emphasis"><text:span text:style-name="T8">ara futuros desarrollos, planeo</text:span></text:span><text:span text:style-name="T3">:</text:span></text:p>
          <text:list>
            <text:list-item>
              <text:p text:style-name="P25">Experimentar con técnicas de data augmentation más avanzadas.</text:p>
            </text:list-item>
            <text:list-item>
              <text:p text:style-name="P25">Investigar arquitecturas de atención para mejor integración de imágenes y metadatos</text:p>
            </text:list-item>
            <text:list-item>
              <text:p text:style-name="P25"><text:span text:style-name="Strong_20_Emphasis"><text:span text:style-name="T7">Realizar un análisis más profundo de las características más influyentes en las predicciones del modelo.</text:span></text:span></text:p>
              <text:p text:style-name="P25"><text:span text:style-name="Strong_20_Emphasis"><text:span text:style-name="T7"/></text:span></text:p>
            </text:list-item>
          </text:list>
        </text:list-item>
      </text:list>
      <text:h text:style-name="P4" text:outline-level="2"><text:soft-page-break/>6. Conclusión:</text:h>
      <text:p text:style-name="P5">Este proyecto representó un desafío técnico y analítico significativo, demostrando la importancia de integrar datos multimodales para resolver problemas complejos. A pesar de los desafíos, las soluciones implementadas llevaron a un modelo funcional, con potencial para optimizar el contenido en plataformas turísticas.</text:p>
      <text:p text:style-name="P5">Las lecciones aprendidas y las áreas de mejora identificadas proporcionan una base sólida para futuros desarrollos, incluyendo el uso de arquitecturas avanzadas y optimizaciones adicionales. Este trabajo destaca la importancia de la experimentación iterativa y del aprendizaje continuo en el campo del deep learning.</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6T20:48:02.205000000</meta:creation-date>
    <dc:date>2025-01-28T21:56:39.402000000</dc:date>
    <meta:editing-duration>PT3H19M52S</meta:editing-duration>
    <meta:editing-cycles>5</meta:editing-cycles>
    <meta:generator>LibreOffice/24.8.4.2$Windows_X86_64 LibreOffice_project/bb3cfa12c7b1bf994ecc5649a80400d06cd71002</meta:generator>
    <meta:document-statistic meta:table-count="0" meta:image-count="0" meta:object-count="0" meta:page-count="4" meta:paragraph-count="70" meta:word-count="837" meta:character-count="5708" meta:non-whitespace-character-count="4978"/>
  </office:meta>
</office:document-meta>
</file>